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550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550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550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550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550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550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550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550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550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550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550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550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550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550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550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550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550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Ivelyn Leticia Romero Pé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11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7041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Alberto Romero Rui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15313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5.5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3" meta:non-whitespace-character-count="996"/>
    <meta:template xlink:type="simple" xlink:actuate="onRequest" xlink:title="Normal" xlink:href=""/>
  </office:meta>
</office:document-meta>
</file>